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4" text:continue-numbering="true" text:continue-list="list_Calendar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5" text:continue-numbering="true" text:continue-list="list_Calendar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6" text:continue-numbering="true" text:continue-list="list_Calendar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27" text:continue-numbering="true" text:continue-list="list_Calendar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28" text:continue-numbering="true" text:continue-list="list_Calendar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29" text:continue-numbering="true" text:continue-list="list_Calendar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30" text:continue-numbering="true" text:continue-list="list_Calendar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1" text:continue-numbering="true" text:continue-list="list_Calendar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2" text:continue-numbering="true" text:continue-list="list_Calendar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3" text:continue-numbering="true" text:continue-list="list_Calendar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4" text:continue-numbering="true" text:continue-list="list_Calendar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5" text:continue-numbering="true" text:continue-list="list_Calendar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alendar46" text:continue-numbering="true" text:continue-list="list_Calendar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alendar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alendar48" text:continue-numbering="true" text:continue-list="list_Calendar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alendar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50" text:continue-numbering="true" text:continue-list="list_Calendar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51" text:continue-numbering="true" text:continue-list="list_Calendar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52" text:continue-numbering="true" text:continue-list="list_Calendar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53" text:continue-numbering="true" text:continue-list="list_Calendar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54" text:continue-numbering="true" text:continue-list="list_Calendar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55" text:continue-numbering="true" text:continue-list="list_Calendar5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alendar56" text:continue-numbering="true" text:continue-list="list_Calend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7" text:continue-numbering="true" text:continue-list="list_Calend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9" text:continue-numbering="true" text:continue-list="list_Calend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60" text:continue-numbering="true" text:continue-list="list_Calend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61" text:continue-numbering="true" text:continue-list="list_Calend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6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